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tela de Bo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a-Fil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canh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scul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anh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ação de Frang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xinha da A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ne Defumad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 Desnatad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ite Integr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me de Lei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ite em Pó Integr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ite Condensad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gur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teig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eijo Mussarel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queijã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ijo Gorgonzo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ijo Parmesã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ueijo Pra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ueijo Coalh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o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ma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bol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h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bolinh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enou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ent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linho Primaver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ijã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ijão Branc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eijão Fradinh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c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stanha do Pará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stanha de Caj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nana da Terr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nana da Prat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bacax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aca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ranj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ngeri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mã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racujá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çã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meixa Sec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fé Torrad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ipoc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roz Integr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rro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rinha de Ave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uzcuz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endoi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Óleo de Soj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zeite de Oliv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zeite de Oliv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guiça Tosca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nguiça Frango Tosca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nguiça Calabres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ito de Peru Defumad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ugget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mbalagem p/ Viage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xa de Entre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esunt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stela Barbequeu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çuca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ocolate Branc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ocola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vo de Pasco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reme de Avelã Nutel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stura de Bol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ão de Queij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ssa de Macarão Talhari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ssa de Lazanh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ssa de Macarão Parafus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lassific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mida a Quil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Yakisob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pioc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iscoito de Arroz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ão Francê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iscoito Avoado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iscoito de Leit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iscoito Ch Petit Beurr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scoito Pimentinh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iscoito Bon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iscoito Mari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iscoito Cream Crake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iscoito Sequilho Pingo de Our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ocolata Kit Ka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ão de Milh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ão de Form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ão Delíc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mpanad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ão Integr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scoito Pila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ão de Le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ini Pague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izz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olo de Limã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monh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olpa de Tangeri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uco de Uv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eite de Coc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olho Soy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olho de Tomat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hicle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marão Internaciona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efrigerant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ervej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cool Ge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guarrás/Tinn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asoli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Óleo Diese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Água Sanitári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itamina 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osarta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ármaco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intas/Vernize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reme Denta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bone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bonete Líquid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etergen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mpeza/Multius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íquido Arie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abão em Pó Om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ósfor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alips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sinfetant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Ypê Aconcheg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on Bijou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vas p/ Limpez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deiras/MDF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apel Manteig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apel Higiênic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uardanap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apel Toalh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iltro de Pape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áscara de Proteçã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lçado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sponja para Prat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onja de Aç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arbeado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cova de Den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olo de Espum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vente Ínt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7:46:38.619824723</meta:creation-date>
    <dc:date>2020-05-19T17:47:04.482377557</dc:date>
    <meta:editing-duration>PT26S</meta:editing-duration>
    <meta:editing-cycles>1</meta:editing-cycles>
    <meta:document-statistic meta:table-count="1" meta:cell-count="294" meta:object-count="0"/>
    <meta:generator>LibreOffice/6.0.7.3$Linux_X86_64 LibreOffice_project/00m0$Build-3</meta:generator>
  </office:meta>
</office:document-meta>
</file>